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.265cm" loext:contextual-spacing="false" style:line-height-at-least="0.661cm"/>
      <style:text-properties fo:color="#333333"/>
    </style:style>
    <style:style style:name="P5" style:family="paragraph" style:parent-style-name="Text_20_body">
      <style:paragraph-properties fo:margin-top="0cm" fo:margin-bottom="0.265cm" loext:contextual-spacing="false" style:line-height-at-least="0.661cm" fo:text-align="justify" style:justify-single-word="false"/>
      <style:text-properties fo:color="#333333"/>
    </style:style>
    <style:style style:name="P6" style:family="paragraph" style:parent-style-name="Text_20_body">
      <style:paragraph-properties fo:margin-top="0cm" fo:margin-bottom="0.265cm" loext:contextual-spacing="false" style:line-height-at-least="0.661cm"/>
    </style:style>
    <style:style style:name="P7" style:family="paragraph" style:parent-style-name="Text_20_body">
      <style:paragraph-properties fo:margin-top="0cm" fo:margin-bottom="0.265cm" loext:contextual-spacing="false" style:line-height-at-least="0.661cm" fo:text-align="justify" style:justify-single-word="false"/>
    </style:style>
    <style:style style:name="P8" style:family="paragraph" style:parent-style-name="Text_20_body" style:list-style-name="L4">
      <style:paragraph-properties fo:margin-top="0cm" fo:margin-bottom="0.265cm" loext:contextual-spacing="false" style:line-height-at-least="0.609cm" fo:padding="0cm" fo:border="none"/>
      <style:text-properties fo:color="#333333"/>
    </style:style>
    <style:style style:name="P9" style:family="paragraph" style:parent-style-name="Text_20_body" style:list-style-name="L4">
      <style:paragraph-properties fo:margin-left="0cm" fo:margin-right="0cm" fo:margin-top="0cm" fo:margin-bottom="0.265cm" loext:contextual-spacing="false" style:line-height-at-least="0.609cm" fo:text-indent="0cm" style:auto-text-indent="false" fo:padding="0cm" fo:border="none"/>
      <style:text-properties fo:color="#333333"/>
    </style:style>
    <style:style style:name="P10" style:family="paragraph" style:parent-style-name="Preformatted_20_Text">
      <style:paragraph-properties fo:margin-left="0cm" fo:margin-right="0cm" fo:margin-top="0cm" fo:margin-bottom="0.265cm" loext:contextual-spacing="false" fo:line-height="150%" fo:text-indent="0cm" style:auto-text-indent="false" fo:padding="0cm" fo:border="none"/>
      <style:text-properties fo:color="#333333" style:font-name="Courier New" fo:background-color="#f5f5f5" loext:padding="0.132cm" loext:border="0.06pt solid #cccccc"/>
    </style:style>
    <style:style style:name="P11" style:family="paragraph" style:parent-style-name="Preformatted_20_Text">
      <style:paragraph-properties fo:margin-left="0cm" fo:margin-right="0cm" fo:margin-top="0cm" fo:margin-bottom="0.265cm" loext:contextual-spacing="false" style:line-height-at-least="0.529cm" fo:text-indent="0cm" style:auto-text-indent="false" fo:padding="0cm" fo:border="none"/>
      <style:text-properties fo:color="#333333" style:font-name="Courier New" fo:background-color="#f5f5f5" loext:padding="0.132cm" loext:border="0.06pt solid #cccccc"/>
    </style:style>
    <style:style style:name="P12" style:family="paragraph" style:parent-style-name="Preformatted_20_Text">
      <style:paragraph-properties fo:margin-top="0cm" fo:margin-bottom="0.265cm" loext:contextual-spacing="false" fo:line-height="150%" fo:padding="0cm" fo:border="none"/>
      <style:text-properties fo:color="#000000" style:font-name="Courier New" fo:background-color="#f5f5f5" loext:padding="0.132cm" loext:border="0.06pt solid #cccccc"/>
    </style:style>
    <style:style style:name="P13" style:family="paragraph" style:parent-style-name="Preformatted_20_Text">
      <style:paragraph-properties fo:margin-top="0cm" fo:margin-bottom="0.265cm" loext:contextual-spacing="false" fo:line-height="150%" fo:padding="0cm" fo:border="none"/>
      <style:text-properties fo:color="#333333" style:font-name="Courier New" fo:background-color="#f5f5f5" loext:padding="0.132cm" loext:border="0.06pt solid #cccccc"/>
    </style:style>
    <style:style style:name="P14" style:family="paragraph" style:parent-style-name="Preformatted_20_Text">
      <style:paragraph-properties fo:margin-top="0cm" fo:margin-bottom="0.265cm" loext:contextual-spacing="false" style:line-height-at-least="0.529cm" fo:padding="0cm" fo:border="none"/>
      <style:text-properties fo:color="#333333" style:font-name="Courier New" fo:background-color="#f5f5f5" loext:padding="0.132cm" loext:border="0.06pt solid #cccccc"/>
    </style:style>
    <style:style style:name="P15" style:family="paragraph" style:parent-style-name="Preformatted_20_Text">
      <style:paragraph-properties fo:margin-top="0cm" fo:margin-bottom="0.265cm" loext:contextual-spacing="false" fo:line-height="150%" fo:padding="0cm" fo:border="none"/>
      <style:text-properties fo:color="#333333" fo:background-color="#f5f5f5" loext:padding="0.132cm" loext:border="0.06pt solid #cccccc"/>
    </style:style>
    <style:style style:name="T1" style:family="text">
      <style:text-properties style:font-name="Arial" fo:font-size="10.5pt"/>
    </style:style>
    <style:style style:name="T2" style:family="text">
      <style:text-properties style:font-name-asian="Arial" style:font-size-asian="10.5pt"/>
    </style:style>
    <style:style style:name="T3" style:family="text">
      <style:text-properties fo:color="#800000"/>
    </style:style>
    <style:style style:name="T4" style:family="text">
      <style:text-properties fo:color="#800000" style:font-name="Courier New"/>
    </style:style>
    <style:style style:name="T5" style:family="text">
      <style:text-properties fo:color="#000000"/>
    </style:style>
    <style:style style:name="T6" style:family="text">
      <style:text-properties fo:color="#000000" style:font-name="Courier New"/>
    </style:style>
    <style:style style:name="T7" style:family="text">
      <style:text-properties style:font-name="Courier New"/>
    </style:style>
    <style:style style:name="T8" style:family="text">
      <style:text-properties fo:color="#0000ff" style:font-name="Courier New"/>
    </style:style>
    <style:style style:name="T9" style:family="text">
      <style:text-properties fo:color="#333333"/>
    </style:style>
    <style:style style:name="T10" style:family="text">
      <style:text-properties fo:color="#333333" style:font-name="Arial" fo:font-size="10.5pt"/>
    </style:style>
    <style:style style:name="T11" style:family="text">
      <style:text-properties fo:color="#333333" style:font-name-asian="Arial" style:font-size-asian="10.5pt"/>
    </style:style>
    <style:style style:name="T12" style:family="text">
      <style:text-properties fo:color="#0088cc" style:text-line-through-style="none" style:text-line-through-type="none" style:font-name="Arial" fo:font-size="10.5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ython 关于正负无穷float(‘inf’)的一些用法</text:h>
      <text:p text:style-name="Text_20_body">转载 2016年07月22日 19:34:11 </text:p>
      <text:list xml:id="list7729943115797497276" text:style-name="L1">
        <text:list-item>
          <text:p text:style-name="P3">标签： </text:p>
        </text:list-item>
        <text:list-item>
          <text:p text:style-name="P3"><text:a xlink:type="simple" xlink:href="http://so.csdn.net/so/search/s.do?q=python&amp;t=blog" office:target-frame-name="_blank" xlink:show="new" text:style-name="Internet_20_link" text:visited-style-name="Visited_20_Internet_20_Link">python</text:a> / </text:p>
        </text:list-item>
        <text:list-item>
          <text:p text:style-name="P1"><text:a xlink:type="simple" xlink:href="http://so.csdn.net/so/search/s.do?q=inf&amp;t=blog" office:target-frame-name="_blank" xlink:show="new" text:style-name="Internet_20_link" text:visited-style-name="Visited_20_Internet_20_Link">inf</text:a> </text:p>
        </text:list-item>
      </text:list>
      <text:list xml:id="list3051746559408851240" text:style-name="L2">
        <text:list-item>
          <text:p text:style-name="P2"/>
        </text:list-item>
      </text:list>
      <text:section text:style-name="Sect1" text:name="article_content">
        <text:p text:style-name="P5"><text:span text:style-name="T1">Python</text:span><text:span text:style-name="T2">中可以用如下方式表示正负无穷：</text:span></text:p>
        <text:p text:style-name="P10">float(<text:span text:style-name="T3">"inf"</text:span>), float(<text:span text:style-name="T3">"-inf"</text:span>)</text:p>
        <text:p text:style-name="P4"><text:span text:style-name="T2">利用 </text:span><text:span text:style-name="T1">inf </text:span><text:span text:style-name="T2">做简单加、乘算术运算仍会得到 </text:span><text:span text:style-name="T1">inf</text:span></text:p>
        <text:p text:style-name="P10">&gt;&gt;&gt; 1 + float(<text:span text:style-name="T3">'inf'</text:span><text:span text:style-name="T5">)</text:span></text:p>
        <text:p text:style-name="P12">inf</text:p>
        <text:p text:style-name="P13">&gt;&gt;&gt; 2 * float(<text:span text:style-name="T3">'inf'</text:span><text:span text:style-name="T5">)</text:span></text:p>
        <text:p text:style-name="P12">inf</text:p>
        <text:p text:style-name="P4"> </text:p>
        <text:p text:style-name="P4"><text:span text:style-name="T2">但是利用 </text:span><text:span text:style-name="T1">inf </text:span><text:span text:style-name="T2">乘以</text:span><text:span text:style-name="T1">0</text:span><text:span text:style-name="T2">会得到 </text:span><text:span text:style-name="T1">not-a-number(NaN)</text:span><text:span text:style-name="T2">：</text:span></text:p>
        <text:p text:style-name="P10">&gt;&gt;&gt; 0 * float(<text:span text:style-name="T3">"inf"</text:span><text:span text:style-name="T5">)</text:span></text:p>
        <text:p text:style-name="P12">nan</text:p>
        <text:p text:style-name="P4"><text:span text:style-name="T2">除了</text:span><text:span text:style-name="T1">inf</text:span><text:span text:style-name="T2">外的其他数除以</text:span><text:span text:style-name="T1">inf</text:span><text:span text:style-name="T2">，会得到</text:span><text:span text:style-name="T1">0</text:span></text:p>
        <text:p text:style-name="P10">&gt;&gt;&gt; 889 / float(<text:span text:style-name="T3">'inf'</text:span><text:span text:style-name="T5">)</text:span></text:p>
        <text:p text:style-name="P14">0.0</text:p>
        <text:p text:style-name="P13">&gt;&gt;&gt; float(<text:span text:style-name="T3">'inf'</text:span>)/float(<text:span text:style-name="T3">'inf'</text:span><text:span text:style-name="T5">)</text:span></text:p>
        <text:p text:style-name="P12">nan</text:p>
        <text:p text:style-name="P4"> </text:p>
        <text:p text:style-name="P4"><text:span text:style-name="T2">通常的运算是不会得到 </text:span><text:span text:style-name="T1">inf</text:span><text:span text:style-name="T2">值的 </text:span></text:p>
        <text:p text:style-name="P11"><text:soft-page-break/>&gt;&gt;&gt; 2.0**2</text:p>
        <text:p text:style-name="P14">4.0</text:p>
        <text:p text:style-name="P14">&gt;&gt;&gt; _**2</text:p>
        <text:p text:style-name="P14">16.0</text:p>
        <text:p text:style-name="P14">&gt;&gt;&gt; _**2</text:p>
        <text:p text:style-name="P14">256.0</text:p>
        <text:p text:style-name="P14">&gt;&gt;&gt; _**2</text:p>
        <text:p text:style-name="P14">65536.0</text:p>
        <text:p text:style-name="P14">&gt;&gt;&gt; _**2</text:p>
        <text:p text:style-name="P14">4294967296.0</text:p>
        <text:p text:style-name="P14">&gt;&gt;&gt; _**2</text:p>
        <text:p text:style-name="P14">1.8446744073709552e+19</text:p>
        <text:p text:style-name="P14">&gt;&gt;&gt; _**2</text:p>
        <text:p text:style-name="P14">3.4028236692093846e+38</text:p>
        <text:p text:style-name="P14">&gt;&gt;&gt; _**2</text:p>
        <text:p text:style-name="P14">1.157920892373162e+77</text:p>
        <text:p text:style-name="P14">&gt;&gt;&gt; _**2</text:p>
        <text:p text:style-name="P14">1.3407807929942597e+154</text:p>
        <text:p text:style-name="P13">&gt;&gt;&gt; _**2</text:p>
        <text:p text:style-name="P12">Traceback (most recent call last):</text:p>
        <text:p text:style-name="P15"><text:span text:style-name="T5"><text:s text:c="2"/></text:span><text:span text:style-name="T6">File </text:span><text:span text:style-name="T4">"&lt;stdin&gt;"</text:span><text:span text:style-name="T7">, line 1, </text:span><text:span text:style-name="T8">in</text:span><text:span text:style-name="T6"> ?</text:span></text:p>
        <text:p text:style-name="P13"><text:span text:style-name="T5">OverflowError: (</text:span>34, <text:span text:style-name="T3">'Numerical result out of range'</text:span>)</text:p>
        <text:p text:style-name="P6"><text:span text:style-name="T10">inf</text:span><text:span text:style-name="T11">的运算规则遵从 </text:span><text:a xlink:type="simple" xlink:href="http://en.wikipedia.org/wiki/IEEE_754-1985" office:target-frame-name="_blank" xlink:show="new" text:style-name="Internet_20_link" text:visited-style-name="Visited_20_Internet_20_Link"><text:span text:style-name="T12">IEEE-754 standard</text:span></text:a></text:p>
        <text:p text:style-name="P6"><text:span text:style-name="Strong_20_Emphasis"><text:span text:style-name="T11">不等式：</text:span></text:span></text:p>
        <text:p text:style-name="P4"><text:span text:style-name="T2">当涉及 </text:span><text:span text:style-name="T1">&gt; </text:span><text:span text:style-name="T2">和 </text:span><text:span text:style-name="T1">&lt; </text:span><text:span text:style-name="T2">运算时，</text:span></text:p>
        <text:list xml:id="list3838028499730864941" text:style-name="L4">
          <text:list-item>
            <text:p text:style-name="P9"><text:span text:style-name="T2">所有数都比</text:span><text:span text:style-name="T1">-inf</text:span><text:span text:style-name="T2">大</text:span></text:p>
          </text:list-item>
          <text:list-item>
            <text:p text:style-name="P8"><text:soft-page-break/><text:span text:style-name="T2">所有数都比</text:span><text:span text:style-name="T1">+inf</text:span><text:span text:style-name="T2">小</text:span></text:p>
          </text:list-item>
        </text:list>
        <text:p text:style-name="P7"><text:span text:style-name="Strong_20_Emphasis"><text:span text:style-name="T9"> </text:span></text:span><text:span text:style-name="Strong_20_Emphasis"><text:span text:style-name="T11">等式：</text:span></text:span></text:p>
        <text:p text:style-name="P5"><text:span text:style-name="T1">+inf </text:span><text:span text:style-name="T2">和 </text:span><text:span text:style-name="T1">+inf</text:span><text:span text:style-name="T2">相等</text:span></text:p>
        <text:p text:style-name="P5"><text:span text:style-name="T1">-inf </text:span><text:span text:style-name="T2">和 </text:span><text:span text:style-name="T1">-inf</text:span><text:span text:style-name="T2">相等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16:05.642132958</meta:creation-date>
    <dc:date>2017-11-24T17:17:08.892878863</dc:date>
    <meta:editing-duration>PT1M6S</meta:editing-duration>
    <meta:editing-cycles>1</meta:editing-cycles>
    <meta:document-statistic meta:table-count="0" meta:image-count="0" meta:object-count="0" meta:page-count="3" meta:paragraph-count="54" meta:word-count="233" meta:character-count="762" meta:non-whitespace-character-count="692"/>
    <meta:generator>LibreOffice/5.1.6.2$Linux_X86_64 LibreOffice_project/10m0$Build-2</meta:generator>
  </office:meta>
</office:document-meta>
</file>